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Menlo" svg:font-family="Menl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sian="Yu Mincho" fo:font-weight="bold" style:font-weight-asian="bold" style:font-weight-complex="bold"/>
    </style:style>
    <style:style style:name="T3" style:parent-style-name="DefaultParagraphFont" style:family="text">
      <style:text-properties style:font-name-asian="Yu Mincho" fo:font-weight="bold" style:font-weight-asian="bold" style:font-weight-complex="bold"/>
    </style:style>
    <style:style style:name="T4" style:parent-style-name="DefaultParagraphFont" style:family="text">
      <style:text-properties style:font-name-asian="Yu Mincho"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style:font-name-asian="Yu Mincho"/>
    </style:style>
    <style:style style:name="T7" style:parent-style-name="DefaultParagraphFont" style:family="text">
      <style:text-properties style:font-name-asian="Yu Mincho" fo:font-weight="bold" style:font-weight-asian="bold" style:font-weight-complex="bold"/>
    </style:style>
    <style:style style:name="T8" style:parent-style-name="DefaultParagraphFont" style:family="text">
      <style:text-properties style:font-name-asian="Yu Mincho" fo:font-weight="bold" style:font-weight-asian="bold" style:font-weight-complex="bold"/>
    </style:style>
    <style:style style:name="T9" style:parent-style-name="DefaultParagraphFont" style:family="text">
      <style:text-properties style:font-name-asian="Yu Mincho"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Normal" style:family="paragraph">
      <style:paragraph-properties fo:margin-bottom="0.1111in" fo:line-height="107%"/>
    </style:style>
    <style:style style:name="T14" style:parent-style-name="DefaultParagraphFont" style:family="text">
      <style:text-properties style:font-name-asian="Yu Mincho" fo:color="#000000" fo:font-size="11pt" style:font-size-asian="11pt" style:font-size-complex="11pt"/>
    </style:style>
    <style:style style:name="T15" style:parent-style-name="DefaultParagraphFont" style:family="text">
      <style:text-properties style:font-name-asian="Yu Mincho"/>
    </style:style>
    <style:style style:name="T16" style:parent-style-name="DefaultParagraphFont" style:family="text">
      <style:text-properties fo:font-weight="bold" style:font-weight-asian="bold" style:font-weight-complex="bold"/>
    </style:style>
    <style:style style:name="P17" style:parent-style-name="Normal" style:family="paragraph">
      <style:text-properties style:font-name-asian="Yu Mincho"/>
    </style:style>
    <style:style style:name="T18" style:parent-style-name="DefaultParagraphFont" style:family="text">
      <style:text-properties fo:font-weight="bold" style:font-weight-asian="bold" style:font-weight-complex="bold"/>
    </style:style>
    <style:style style:name="P19" style:parent-style-name="Normal" style:family="paragraph">
      <style:text-properties style:font-name-asian="Yu Mincho"/>
    </style:style>
    <style:style style:name="P20" style:parent-style-name="Normal" style:family="paragraph">
      <style:text-properties style:font-name-asian="Yu Mincho"/>
    </style:style>
    <style:style style:name="P21" style:parent-style-name="Normal" style:family="paragraph">
      <style:text-properties style:font-name-asian="Yu Mincho"/>
    </style:style>
    <style:style style:name="P22" style:parent-style-name="Normal" style:family="paragraph">
      <style:text-properties style:font-name-asian="Yu Mincho"/>
    </style:style>
    <style:style style:name="P23" style:parent-style-name="Normal" style:family="paragraph">
      <style:text-properties style:font-name-asian="Yu Mincho"/>
    </style:style>
    <style:style style:name="T24" style:parent-style-name="DefaultParagraphFont" style:family="text">
      <style:text-properties fo:font-weight="bold" style:font-weight-asian="bold" style:font-weight-complex="bold"/>
    </style:style>
    <style:style style:name="P25" style:parent-style-name="Normal" style:family="paragraph">
      <style:text-properties style:font-name-asian="Yu Mincho"/>
    </style:style>
    <style:style style:name="T26" style:parent-style-name="DefaultParagraphFont" style:family="text">
      <style:text-properties fo:font-weight="bold" style:font-weight-asian="bold" style:font-weight-complex="bold"/>
    </style:style>
    <style:style style:name="P27" style:parent-style-name="Normal" style:family="paragraph">
      <style:paragraph-properties fo:margin-bottom="0.1111in" fo:line-height="107%"/>
      <style:text-properties style:font-name-asian="Yu Mincho"/>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T30" style:parent-style-name="DefaultParagraphFont" style:family="text">
      <style:text-properties style:font-name-asian="Yu Mincho" fo:font-size="11pt" style:font-size-asian="11pt" style:font-size-complex="11pt"/>
    </style:style>
    <style:style style:name="T31" style:parent-style-name="DefaultParagraphFont" style:family="text">
      <style:text-properties style:font-name-asian="Yu Mincho"/>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language="nl" fo:country="NL"/>
    </style:style>
    <style:style style:name="T34" style:parent-style-name="DefaultParagraphFont" style:family="text">
      <style:text-properties fo:font-weight="bold" style:font-weight-asian="bold" style:font-weight-complex="bold"/>
    </style:style>
    <style:style style:name="P35" style:parent-style-name="Normal" style:family="paragraph">
      <style:text-properties style:font-name-asian="Yu Mincho"/>
    </style:style>
    <style:style style:name="T36" style:parent-style-name="DefaultParagraphFont" style:family="text">
      <style:text-properties fo:font-weight="bold" style:font-weight-asian="bold" style:font-weight-complex="bold"/>
    </style:style>
    <style:style style:name="P37" style:parent-style-name="Normal" style:family="paragraph">
      <style:text-properties style:font-name-asian="Yu Mincho"/>
    </style:style>
    <style:style style:name="T38" style:parent-style-name="DefaultParagraphFont" style:family="text">
      <style:text-properties fo:font-weight="bold" style:font-weight-asian="bold" style:font-weight-complex="bold" fo:language="nl" fo:country="NL"/>
    </style:style>
    <style:style style:name="T39" style:parent-style-name="DefaultParagraphFont" style:family="text">
      <style:text-properties fo:font-weight="bold" style:font-weight-asian="bold" style:font-weight-complex="bold" fo:language="nl" fo:country="NL"/>
    </style:style>
    <style:style style:name="T40" style:parent-style-name="DefaultParagraphFont" style:family="text">
      <style:text-properties fo:font-weight="bold" style:font-weight-asian="bold" style:font-weight-complex="bold" fo:language="nl" fo:country="NL"/>
    </style:style>
    <style:style style:name="T41" style:parent-style-name="DefaultParagraphFont" style:family="text">
      <style:text-properties fo:font-weight="bold" style:font-weight-asian="bold" style:font-weight-complex="bold" fo:language="nl" fo:country="NL"/>
    </style:style>
    <style:style style:name="T42" style:parent-style-name="DefaultParagraphFont" style:family="text">
      <style:text-properties fo:font-weight="bold" style:font-weight-asian="bold" style:font-weight-complex="bold" fo:language="nl" fo:country="NL"/>
    </style:style>
    <style:style style:name="T43" style:parent-style-name="DefaultParagraphFont" style:family="text">
      <style:text-properties fo:font-weight="bold" style:font-weight-asian="bold" style:font-weight-complex="bold" fo:language="nl" fo:country="NL"/>
    </style:style>
    <style:style style:name="T44" style:parent-style-name="DefaultParagraphFont" style:family="text">
      <style:text-properties fo:font-weight="bold" style:font-weight-asian="bold" style:font-weight-complex="bold" fo:language="nl" fo:country="NL"/>
    </style:style>
    <style:style style:name="T45" style:parent-style-name="DefaultParagraphFont" style:family="text">
      <style:text-properties fo:font-weight="bold" style:font-weight-asian="bold" style:font-weight-complex="bold" fo:language="nl" fo:country="NL"/>
    </style:style>
    <style:style style:name="T46" style:parent-style-name="DefaultParagraphFont" style:family="text">
      <style:text-properties fo:font-weight="bold" style:font-weight-asian="bold" style:font-weight-complex="bold" fo:language="nl" fo:country="NL"/>
    </style:style>
    <style:style style:name="T47" style:parent-style-name="DefaultParagraphFont" style:family="text">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style:font-name="Menlo" style:font-name-complex="Menlo" fo:color="#24292F" fo:font-size="9pt" style:font-size-asian="9pt" style:font-size-complex="9pt" fo:background-color="#FFFFFF"/>
    </style:style>
    <style:style style:name="P52" style:parent-style-name="Normal" style:family="paragraph">
      <style:text-properties style:font-name="Menlo" style:font-name-complex="Menlo" fo:color="#6E7781" fo:font-size="9pt" style:font-size-asian="9pt" style:font-size-complex="9pt" fo:background-color="#FFFFFF"/>
    </style:style>
    <style:style style:name="P53" style:parent-style-name="Normal" style:family="paragraph">
      <style:text-properties style:font-name="Menlo" style:font-name-complex="Menlo" fo:color="#6E7781" fo:font-size="9pt" style:font-size-asian="9pt" style:font-size-complex="9pt" fo:background-color="#FFFFFF"/>
    </style:style>
    <style:style style:name="P54" style:parent-style-name="Normal" style:family="paragraph">
      <style:text-properties style:font-name="Menlo" style:font-name-complex="Menlo" fo:color="#6E7781" fo:font-size="9pt" style:font-size-asian="9pt" style:font-size-complex="9pt" fo:background-color="#FFFFFF"/>
    </style:style>
    <style:style style:name="T55" style:parent-style-name="DefaultParagraphFont" style:family="text">
      <style:text-properties style:font-name="Menlo" style:font-name-complex="Menlo" fo:color="#6E7781" fo:font-size="9pt" style:font-size-asian="9pt" style:font-size-complex="9pt" fo:background-color="#FFFFFF"/>
    </style:style>
    <style:style style:name="T56" style:parent-style-name="DefaultParagraphFont" style:family="text">
      <style:text-properties style:font-name="Menlo" style:font-name-complex="Menlo" fo:color="#6E7781" fo:font-size="9pt" style:font-size-asian="9pt" style:font-size-complex="9pt" fo:background-color="#FFFFFF"/>
    </style:style>
    <style:style style:name="T57" style:parent-style-name="DefaultParagraphFont" style:family="text">
      <style:text-properties style:font-name="Menlo" style:font-name-complex="Menlo" fo:color="#6E7781" fo:font-size="9pt" style:font-size-asian="9pt" style:font-size-complex="9pt" fo:background-color="#FFFFFF"/>
    </style:style>
    <style:style style:name="P58" style:parent-style-name="Normal" style:family="paragraph">
      <style:text-properties fo:font-weight="bold" style:font-weight-asian="bold" style:font-weight-complex="bold" fo:language="nl" fo:country="NL"/>
    </style:style>
    <style:style style:name="P59" style:parent-style-name="Normal" style:family="paragraph">
      <style:text-properties fo:font-weight="bold" style:font-weight-asian="bold" style:font-weight-complex="bold" fo:language="nl" fo:country="NL"/>
    </style:style>
    <style:style style:name="P60" style:parent-style-name="Normal" style:family="paragraph">
      <style:text-properties fo:font-weight="bold" style:font-weight-asian="bold" style:font-weight-complex="bold"/>
    </style:style>
  </office:automatic-styles>
  <office:body>
    <office:text text:use-soft-page-breaks="true">
      <text:p text:style-name="P1">Exam 1.<text:s/></text:p>
      <text:p text:style-name="Normal">Student name:<text:s/>Anfrene White</text:p>
      <text:p text:style-name="Normal">Date:<text:s/>10/5/22</text:p>
      <text:p text:style-name="Normal"/>
      <text:p text:style-name="Normal">1) Define<text:s/><text:span text:style-name="T2">properties of<text:s/></text:span><text:span text:style-name="T3">procedure-oriented</text:span><text:span text:style-name="T4"><text:s/>programming</text:span><text:span text:style-name="T5"><text:s/>in 5-10 sentences? 5 points</text:span></text:p>
      <text:p text:style-name="Normal">Large programs are divided into smaller programs known as functions. Function can be communicated by global variables. Data can move freely from one function to another function. Functions change the value of the data at any time from any place.<text:s/><text:span text:style-name="T6">The predefined functions are built into higher-level programming languages.</text:span></text:p>
      <text:p text:style-name="Normal"/>
      <text:p text:style-name="Normal">2) Define<text:s/><text:span text:style-name="T7">drawbacks of<text:s/></text:span><text:span text:style-name="T8">procedure-oriented</text:span><text:span text:style-name="T9"><text:s/>programming</text:span><text:span text:style-name="T10"><text:s/></text:span><text:span text:style-name="T11">in 5-10 sentences? 5 points</text:span></text:p>
      <text:p text:style-name="Normal">The program code is harder to write when procedural<text:s/>programming is employed. It<text:s/>is also<text:s/>difficult to relate to a<text:s/>real-world object.<text:s/><text:s/>Having to rewrite the same type of code as many times throughout the program. That can add to the development cost and time of a project. Another disadvantage is the difficulty in error checking.</text:p>
      <text:p text:style-name="Normal"/>
      <text:p text:style-name="Normal">3)<text:s/>Define is top-down approach with an example?<text:span text:style-name="T12"><text:s/>5 points</text:span></text:p>
      <text:p text:style-name="P13"><text:span text:style-name="T14">Top-down decomposition is</text:span><text:span text:style-name="T15"><text:s/>to break down of a system to gain into its compositional sub-systems in a reverse engineering fashion.</text:span></text:p>
      <text:p text:style-name="Normal">4)<text:s/>Define is bottom-up approach with an example?<text:span text:style-name="T16"><text:s/>5 points</text:span></text:p>
      <text:p text:style-name="P17">A bottom-up approach is the piecing together of systems to give rise to more complex systems and making the original systems sub-systems of the emergent system.<text:s/>For example,</text:p>
      <text:p text:style-name="Normal"/>
      <text:p text:style-name="Normal">5)<text:s/>What are<text:s/>the properties<text:s/>of<text:s/>object-oriented<text:s/>programming?<text:span text:style-name="T18"><text:s/>5 points</text:span></text:p>
      <text:p text:style-name="P19">Object-Oriented Development <text:s/></text:p>
      <text:p text:style-name="P20">Encapsulation</text:p>
      <text:p text:style-name="P21">Abstraction</text:p>
      <text:p text:style-name="P22">Classes and Objects</text:p>
      <text:p text:style-name="P23">Inheritance and Composition</text:p>
      <text:p text:style-name="Normal"/>
      <text:p text:style-name="Normal">6)<text:s/>What are objects?<text:span text:style-name="T24"><text:s/>5 points</text:span></text:p>
      <text:p text:style-name="P25">Objects are described as the starting of the article. Objects are real-world entities that can contain specific data or information, so that objects are instances of classes that contain specific data or information related to that object.</text:p>
      <text:p text:style-name="Normal"/>
      <text:p text:style-name="Normal">7) What<text:s/>are classes<text:span text:style-name="T26">? 5 points</text:span></text:p>
      <text:p text:style-name="P27">Classes are a model or blueprint or prototype of an object that can define or specify all types of properties of the objects. <text:s/></text:p>
      <text:p text:style-name="P28"/>
      <text:p text:style-name="P29">8) What is<text:s/>data abstraction? 5 points</text:p>
      <text:p text:style-name="Normal"><text:span text:style-name="T30">Data Abstraction<text:s/></text:span><text:span text:style-name="T31">is the most important feature of any OOPS programming language. It shows only useful information and details that remain hidden from the end user.</text:span></text:p>
      <text:p text:style-name="Normal"/>
      <text:p text:style-name="Normal">9)<text:s/><text:span text:style-name="T32">What is data encapsulation</text:span><text:span text:style-name="T33">?</text:span><text:span text:style-name="T34"><text:s/>5 points</text:span></text:p>
      <text:p text:style-name="P35">Data encapsulation is to sending data where the data is augmented with successive layers of control information before transmission across a network. <text:s/></text:p>
      <text:p text:style-name="Normal"/>
      <text:p text:style-name="Normal">10)<text:s/>What is inheritance?<text:span text:style-name="T36"><text:s/>5 points</text:span></text:p>
      <text:p text:style-name="P37">Inheritance is a fundamental concept in the OOP that enables new objects to take on the properties of existing objects.</text:p>
      <text:p text:style-name="Normal"/>
      <text:p text:style-name="Normal"><text:span text:style-name="T38">1</text:span><text:span text:style-name="T39">1</text:span><text:span text:style-name="T40">)<text:s/></text:span><text:span text:style-name="T41">Write a<text:s/></text:span><text:span text:style-name="T42">Java</text:span><text:span text:style-name="T43"><text:s/>program with following specifications</text:span><text:span text:style-name="T44">:<text:s/></text:span><text:span text:style-name="T45">5</text:span><text:span text:style-name="T46">0</text:span><text:span text:style-name="T47"><text:s/>points</text:span></text:p>
      <text:p text:style-name="P48"/>
      <text:p text:style-name="P49"/>
      <text:p text:style-name="Normal"><text:span text:style-name="T50">Using<text:s/></text:span><text:span text:style-name="T51">import java.util.Scanner;</text:span></text:p>
      <text:p text:style-name="Normal"/>
      <text:p text:style-name="Normal">Write a program which will take input as 2 numbers (INT first, INT second) and print 4 outputs (add, subtract, multiply, divide) applying following functions:</text:p>
      <text:p text:style-name="Normal"/>
      <text:p text:style-name="Normal"><text:s text:c="4"/>add = first + second;</text:p>
      <text:p text:style-name="Normal"><text:s text:c="4"/>subtract = first - second;</text:p>
      <text:p text:style-name="Normal"><text:s text:c="4"/>multiply = first * second;</text:p>
      <text:p text:style-name="Normal"><text:s text:c="4"/>divide = first / second;</text:p>
      <text:p text:style-name="P52"/>
      <text:p text:style-name="P53">Email<text:s/>java program<text:s/>Exam1.txt<text:s/>to get full points.</text:p>
      <text:p text:style-name="P54"/>
      <text:p text:style-name="Normal"><text:span text:style-name="T55">Upload<text:s/></text:span><text:span text:style-name="T56">Exam1.txt<text:s/></text:span><text:span text:style-name="T57">to your Git repository.</text:span></text:p>
      <text:p text:style-name="Normal"/>
      <text:p text:style-name="Normal">public class Main</text:p>
      <text:p text:style-name="Normal">{</text:p>
      <text:p text:style-name="Normal"><text:s text:c="4"/>public static void main(String[] args) {</text:p>
      <text:p text:style-name="Normal"><text:s text:c="8"/>int a,b, result;</text:p>
      <text:p text:style-name="Normal"><text:s text:c="8"/>a=10;</text:p>
      <text:p text:style-name="Normal"><text:s text:c="8"/>b=3;</text:p>
      <text:p text:style-name="Normal"><text:s text:c="8"/></text:p>
      <text:p text:style-name="Normal"><text:s text:c="8"/>result = a+b;</text:p>
      <text:p text:style-name="Normal"><text:s text:c="8"/>System.out.println(result);</text:p>
      <text:p text:style-name="Normal"><text:s text:c="8"/></text:p>
      <text:p text:style-name="Normal"><text:s text:c="8"/>result = a-b;</text:p>
      <text:p text:style-name="Normal"><text:s text:c="9"/>System.out.println(result);</text:p>
      <text:p text:style-name="Normal"><text:s text:c="9"/></text:p>
      <text:p text:style-name="Normal"><text:s text:c="9"/>result = a*b;</text:p>
      <text:p text:style-name="Normal"><text:s text:c="10"/>System.out.println(result);</text:p>
      <text:p text:style-name="Normal"><text:s text:c="10"/></text:p>
      <text:p text:style-name="Normal"><text:s text:c="10"/>result = a/b;</text:p>
      <text:p text:style-name="Normal"><text:s text:c="11"/>System.out.println(result);</text:p>
      <text:p text:style-name="Normal"><text:s text:c="10"/></text:p>
      <text:p text:style-name="Normal"><text:s text:c="4"/>}</text:p>
      <text:p text:style-name="Normal">}</text:p>
      <text:p text:style-name="P58"/>
      <text:p text:style-name="P59"/>
      <text:p text:style-name="P6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Menlo" svg:font-family="Menl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war, Shrikant</meta:initial-creator>
    <dc:creator>Anfrene J. White</dc:creator>
    <meta:creation-date>2022-10-05T20:27:00Z</meta:creation-date>
    <dc:date>2022-10-05T20:27:00Z</dc:date>
    <meta:template xlink:href="Normal.dotm" xlink:type="simple"/>
    <meta:editing-cycles>6</meta:editing-cycles>
    <meta:editing-duration>PT0S</meta:editing-duration>
    <meta:document-statistic meta:page-count="1" meta:paragraph-count="6" meta:word-count="497" meta:character-count="3328" meta:row-count="23" meta:non-whitespace-character-count="2837"/>
  </office:meta>
</office:document-meta>
</file>